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9-07-30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9-04-18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9-01-22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8-11-02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8-07-16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8-04-10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8-02-28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7-10-26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7-07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7-06-05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7-02-06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6-10-03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6-07-11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6-04-04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6-01-0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5-10-1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5-07-14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5-04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5-01-13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10-0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9-09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8-12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7-15 2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6-10 19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5-13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4-08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4-01-07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3-10-1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3-07-09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3-04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3-01-0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2-10-02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2-07-1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2-04-2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2-01-10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1-10-04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1-07-0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1-04-06 19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1-01-11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12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10-12 19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9-14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8-18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7-2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6-0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4-20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10-01-1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9-10-06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9-07-29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9-04-22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9-01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8-10-08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8-07-15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8-04-1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8-01-08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10-1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10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10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10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2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1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8328" calcext:value-type="float">
            <text:p>15.57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4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10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1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1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6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2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7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2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1768" calcext:value-type="float">
            <text:p>16.43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7488" calcext:value-type="float">
            <text:p>16.47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6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3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3272" calcext:value-type="float">
            <text:p>16.27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1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5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5464" calcext:value-type="float">
            <text:p>16.28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4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7616" calcext:value-type="float">
            <text:p>15.97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4192" calcext:value-type="float">
            <text:p>16.01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4672" calcext:value-type="float">
            <text:p>16.04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4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5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8448" calcext:value-type="float">
            <text:p>16.53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7 0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728" calcext:value-type="float">
            <text:p>16.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6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7928" calcext:value-type="float">
            <text:p>16.1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5048" calcext:value-type="float">
            <text:p>16.00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7136" calcext:value-type="float">
            <text:p>15.94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4-16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7 2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2752" calcext:value-type="float">
            <text:p>15.9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2-01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2-01-17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1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8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7592" calcext:value-type="float">
            <text:p>16.54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9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0056" calcext:value-type="float">
            <text:p>16.45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8616" calcext:value-type="float">
            <text:p>16.3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136" calcext:value-type="float">
            <text:p>16.32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0496" calcext:value-type="float">
            <text:p>16.16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7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1792" calcext:value-type="float">
            <text:p>15.86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9 0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6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1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1272" calcext:value-type="float">
            <text:p>15.5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5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912" calcext:value-type="float">
            <text:p>15.67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3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4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1352" calcext:value-type="float">
            <text:p>16.15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552" calcext:value-type="float">
            <text:p>16.2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9368" calcext:value-type="float">
            <text:p>16.2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8888" calcext:value-type="float">
            <text:p>16.24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6-27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5-09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3-08 23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2000-01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1999-12-09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1999-12-08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1999-12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1999-12-06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3121153701</text:p>
          </table:table-cell>
          <table:table-cell office:value-type="string" calcext:value-type="string">
            <text:p>1999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381" meta:object-count="0"/>
    <meta:user-defined meta:name="AppVersion">3.0</meta:user-defined>
  </office:meta>
</office:document-meta>
</file>